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401cm" fo:min-width="2.42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0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69cm" fo:min-width="2.71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571cm" fo:min-width="2.7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9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569cm" fo:min-width="2.7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59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cm" fo:min-width="0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569cm" fo:min-width="2.72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69cm" fo:min-width="0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568cm" fo:min-width="2.72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6cm" fo:min-width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57cm" fo:min-width="2.72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8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8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6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69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89cm" fo:min-width="0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798cm" fo:min-width="2.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5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945cm"/>
    </style:style>
    <style:style style:name="gr27" style:family="graphic" style:parent-style-name="standard">
      <style:graphic-properties svg:stroke-width="0.212cm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svg:stroke-width="0.081cm" draw:marker-start="Arrow" draw:marker-start-width="0.422cm" draw:marker-end-width="0.322cm" draw:textarea-vertical-align="middle" fo:padding-top="0.166cm" fo:padding-bottom="0.166cm" fo:padding-left="0.291cm" fo:padding-right="0.291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1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2.3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svg:stroke-width="0.212cm" draw:marker-start="Arrowheads_20_1" draw:marker-start-width="0.616cm" draw:marker-end-width="0.516cm" draw:textarea-vertical-align="middle" fo:padding-top="0.229cm" fo:padding-bottom="0.229cm" fo:padding-left="0.354cm" fo:padding-right="0.3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651cm" svg:x="2.143cm" svg:y="3.03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19cm" svg:height="1.674cm" svg:x="2.143cm" svg:y="3.032cm">
          <draw:text-box>
            <text:p text:style-name="P2"><text:span text:style-name="T1">NEWCARD</text:span><text:span text:style-name="T2"><text:line-break/></text:span><text:span text:style-name="T2"/></text:p>
            <text:p text:style-name="P2"><text:span text:style-name="T2">WPD files</text:span></text:p>
          </draw:text-box>
        </draw:frame>
        <draw:custom-shape draw:style-name="gr3" draw:text-style-name="P1" draw:layer="layout" svg:width="3.219cm" svg:height="1.819cm" svg:x="2.191cm" svg:y="7.1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19cm" svg:height="1.821cm" svg:x="2.191cm" svg:y="12.2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241cm" svg:height="1.94cm" draw:transform="rotate (0.0188495559215388) translate (2.135cm 12.289cm)">
          <draw:text-box>
            <text:p text:style-name="P2"><text:span text:style-name="T3"><text:s text:c="2"/></text:span><text:span text:style-name="T3">TEXT</text:span><text:span text:style-name="T2"><text:line-break/></text:span><text:span text:style-name="T2"/></text:p>
            <text:p text:style-name="P2"><text:span text:style-name="T2"><text:s text:c="4"/></text:span><text:span text:style-name="T2">TXT files</text:span></text:p>
          </draw:text-box>
        </draw:frame>
        <draw:custom-shape draw:style-name="gr3" draw:text-style-name="P1" draw:layer="layout" svg:width="3.219cm" svg:height="1.819cm" svg:x="2.191cm" svg:y="7.1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16cm" svg:height="2.509cm" svg:x="2.194cm" svg:y="7.165cm">
          <draw:text-box>
            <text:p text:style-name="P2"><text:span text:style-name="T1">NEWCARD</text:span><text:span text:style-name="T2"><text:line-break/></text:span><text:span text:style-name="T2"/></text:p>
            <text:p text:style-name="P2"><text:span text:style-name="T2">TXT files</text:span></text:p>
          </draw:text-box>
        </draw:frame>
        <draw:custom-shape draw:style-name="gr7" draw:text-style-name="P1" draw:layer="layout" svg:width="3.218cm" svg:height="1.819cm" svg:x="2.052cm" svg:y="17.1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216cm" svg:height="1.94cm" svg:x="2.052cm" svg:y="17.126cm">
          <draw:text-box>
            <text:p text:style-name="P2"><text:span text:style-name="T3">TRUMAN</text:span><text:span text:style-name="T2"><text:line-break/></text:span><text:span text:style-name="T2"/></text:p>
            <text:p text:style-name="P2"><text:span text:style-name="T2">TXT files</text:span></text:p>
          </draw:text-box>
        </draw:frame>
        <draw:frame draw:style-name="gr8" draw:text-style-name="P4" draw:layer="layout" svg:width="3.302cm" svg:height="1.606cm" svg:x="2.065cm" svg:y="5.165cm">
          <draw:text-box>
            <text:p text:style-name="P2"><text:span text:style-name="T4">Convert WPDs</text:span><text:span text:style-name="T4"><text:line-break/></text:span><text:span text:style-name="T4">to</text:span></text:p>
            <text:p text:style-name="P2"><text:span text:style-name="T4">TXTs</text:span></text:p>
          </draw:text-box>
        </draw:frame>
        <draw:custom-shape draw:style-name="gr4" draw:text-style-name="P1" draw:layer="layout" svg:width="3.219cm" svg:height="1.821cm" svg:x="7.928cm" svg:y="12.2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24cm" svg:height="1.94cm" draw:transform="rotate (0.0188495559215388) translate (7.873cm 12.289cm)">
          <draw:text-box>
            <text:p text:style-name="P2"><text:span text:style-name="T3"><text:s text:c="2"/></text:span><text:span text:style-name="T3">TEXT</text:span><text:span text:style-name="T2"><text:line-break/></text:span><text:span text:style-name="T2"> <text:s text:c="4"/>Accession <text:s text:c="4"/>Numbers</text:span></text:p>
          </draw:text-box>
        </draw:frame>
        <draw:custom-shape draw:style-name="gr3" draw:text-style-name="P1" draw:layer="layout" svg:width="3.219cm" svg:height="1.819cm" svg:x="7.928cm" svg:y="7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19cm" svg:height="1.819cm" svg:x="7.928cm" svg:y="7.16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217cm" svg:height="2.509cm" svg:x="7.93cm" svg:y="7.165cm">
          <draw:text-box>
            <text:p text:style-name="P5"><text:span text:style-name="T5">NEWCARD</text:span><text:span text:style-name="T6"><text:line-break/></text:span><text:span text:style-name="T2"> <text:s text:c="3"/>Accession <text:s text:c="4"/>Numbers</text:span></text:p>
          </draw:text-box>
        </draw:frame>
        <draw:custom-shape draw:style-name="gr3" draw:text-style-name="P1" draw:layer="layout" svg:width="3.219cm" svg:height="1.819cm" svg:x="7.928cm" svg:y="17.12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216cm" svg:height="1.94cm" svg:x="7.928cm" svg:y="17.126cm">
          <draw:text-box>
            <text:p text:style-name="P5"><text:span text:style-name="T7">TRUMAN</text:span><text:span text:style-name="T6"><text:line-break/></text:span><text:span text:style-name="T2"> <text:s text:c="3"/>Accession <text:s text:c="4"/>Numbers</text:span></text:p>
          </draw:text-box>
        </draw:frame>
        <draw:custom-shape draw:style-name="gr11" draw:text-style-name="P1" draw:layer="layout" svg:width="3.22cm" svg:height="1.819cm" svg:x="13.643cm" svg:y="12.197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242cm" svg:height="2.419cm" draw:transform="rotate (0.0191986217719376) translate (13.587cm 12.26cm)">
          <draw:text-box>
            <text:p text:style-name="P5"><text:span text:style-name="T7"><text:s text:c="2"/></text:span><text:span text:style-name="T7">TEXT</text:span><text:span text:style-name="T6"><text:line-break/></text:span><text:span text:style-name="T6"> <text:s text:c="3"/></text:span><text:span text:style-name="T2"><text:s/>Compound</text:span><text:span text:style-name="T2"><text:line-break/></text:span><text:span text:style-name="T2"> <text:s text:c="3"/>ANs</text:span></text:p>
          </draw:text-box>
        </draw:frame>
        <draw:custom-shape draw:style-name="gr13" draw:text-style-name="P1" draw:layer="layout" svg:width="3.22cm" svg:height="1.818cm" svg:x="13.643cm" svg:y="7.1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22cm" svg:height="1.819cm" svg:x="13.643cm" svg:y="7.133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216cm" svg:height="2.51cm" svg:x="13.647cm" svg:y="7.135cm">
          <draw:text-box>
            <text:p text:style-name="P5"><text:span text:style-name="T5">NEWCARD</text:span><text:span text:style-name="T6"><text:line-break/></text:span><text:span text:style-name="T2"> Compound</text:span><text:span text:style-name="T2"><text:line-break/></text:span><text:span text:style-name="T2">ANs</text:span></text:p>
          </draw:text-box>
        </draw:frame>
        <draw:custom-shape draw:style-name="gr15" draw:text-style-name="P1" draw:layer="layout" svg:width="3.22cm" svg:height="1.82cm" svg:x="13.643cm" svg:y="17.095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3.216cm" svg:height="1.939cm" svg:x="13.643cm" svg:y="17.095cm">
          <draw:text-box>
            <text:p text:style-name="P5"><text:span text:style-name="T7">TRUMAN</text:span><text:span text:style-name="T6"><text:line-break/></text:span><text:span text:style-name="T6"> <text:s text:c="2"/></text:span><text:span text:style-name="T2"><text:s/>Compound</text:span><text:span text:style-name="T2"><text:line-break/></text:span><text:span text:style-name="T2">ANs</text:span></text:p>
          </draw:text-box>
        </draw:frame>
        <draw:frame draw:style-name="gr17" draw:text-style-name="P4" draw:layer="layout" svg:width="2.238cm" svg:height="2.408cm" svg:x="5.55cm" svg:y="7.05cm">
          <draw:text-box>
            <text:p text:style-name="P2"><text:span text:style-name="T4"/></text:p>
            <text:p text:style-name="P2"><text:span text:style-name="T4"><text:s/></text:span><text:span text:style-name="T4">Extract</text:span><text:span text:style-name="T4"><text:line-break/></text:span><text:span text:style-name="T4">ANs</text:span></text:p>
          </draw:text-box>
        </draw:frame>
        <draw:frame draw:style-name="gr18" draw:text-style-name="P4" draw:layer="layout" svg:width="2.238cm" svg:height="2.409cm" svg:x="5.55cm" svg:y="11.864cm">
          <draw:text-box>
            <text:p text:style-name="P2"><text:span text:style-name="T4"/></text:p>
            <text:p text:style-name="P2"><text:span text:style-name="T4"><text:s/></text:span><text:span text:style-name="T4">Extract</text:span><text:span text:style-name="T4"><text:line-break/></text:span><text:span text:style-name="T4">ANs</text:span></text:p>
          </draw:text-box>
        </draw:frame>
        <draw:frame draw:style-name="gr18" draw:text-style-name="P4" draw:layer="layout" svg:width="2.238cm" svg:height="2.409cm" svg:x="5.55cm" svg:y="16.984cm">
          <draw:text-box>
            <text:p text:style-name="P2"><text:span text:style-name="T4"/></text:p>
            <text:p text:style-name="P2"><text:span text:style-name="T4"><text:s/></text:span><text:span text:style-name="T4">Extract</text:span><text:span text:style-name="T4"><text:line-break/></text:span><text:span text:style-name="T4">ANs</text:span></text:p>
          </draw:text-box>
        </draw:frame>
        <draw:frame draw:style-name="gr19" draw:text-style-name="P4" draw:layer="layout" svg:width="2.241cm" svg:height="2.169cm" svg:x="11.286cm" svg:y="7.208cm">
          <draw:text-box>
            <text:p text:style-name="P2"><text:span text:style-name="T4"><text:s/></text:span><text:span text:style-name="T8">Extract &amp;</text:span><text:span text:style-name="T8"><text:line-break/></text:span><text:span text:style-name="T8">Build</text:span><text:span text:style-name="T8"><text:line-break/></text:span><text:span text:style-name="T8"> Compound</text:span><text:span text:style-name="T8"><text:line-break/></text:span><text:span text:style-name="T8"> <text:s/>AN Lists</text:span></text:p>
          </draw:text-box>
        </draw:frame>
        <draw:frame draw:style-name="gr19" draw:text-style-name="P4" draw:layer="layout" svg:width="2.241cm" svg:height="2.169cm" svg:x="11.286cm" svg:y="12.245cm">
          <draw:text-box>
            <text:p text:style-name="P2"><text:span text:style-name="T4"><text:s/></text:span><text:span text:style-name="T8">Extract &amp;</text:span><text:span text:style-name="T8"><text:line-break/></text:span><text:span text:style-name="T8">Build</text:span><text:span text:style-name="T8"><text:line-break/></text:span><text:span text:style-name="T8"> Compound</text:span><text:span text:style-name="T8"><text:line-break/></text:span><text:span text:style-name="T8"> <text:s/>AN Lists</text:span></text:p>
          </draw:text-box>
        </draw:frame>
        <draw:frame draw:style-name="gr20" draw:text-style-name="P4" draw:layer="layout" svg:width="2.241cm" svg:height="2.168cm" svg:x="11.286cm" svg:y="17.144cm">
          <draw:text-box>
            <text:p text:style-name="P2"><text:span text:style-name="T4"><text:s/></text:span><text:span text:style-name="T8">Extract &amp;</text:span><text:span text:style-name="T8"><text:line-break/></text:span><text:span text:style-name="T8">Build</text:span><text:span text:style-name="T8"><text:line-break/></text:span><text:span text:style-name="T8"> Compound</text:span><text:span text:style-name="T8"><text:line-break/></text:span><text:span text:style-name="T8"> <text:s/>AN Lists</text:span></text:p>
          </draw:text-box>
        </draw:frame>
        <draw:custom-shape draw:style-name="gr13" draw:text-style-name="P1" draw:layer="layout" svg:width="3.22cm" svg:height="1.818cm" svg:x="19.243cm" svg:y="6.9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22cm" svg:height="1.819cm" svg:x="19.243cm" svg:y="6.969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3.216cm" svg:height="2.51cm" svg:x="19.247cm" svg:y="7.223cm">
          <draw:text-box>
            <text:p text:style-name="P5"><text:span text:style-name="T5">NEWCARD</text:span><text:span text:style-name="T6"><text:line-break/></text:span><text:span text:style-name="T2"> Complete</text:span><text:span text:style-name="T2"><text:line-break/></text:span><text:span text:style-name="T2">AN List</text:span></text:p>
          </draw:text-box>
        </draw:frame>
        <draw:custom-shape draw:style-name="gr11" draw:text-style-name="P1" draw:layer="layout" svg:width="3.22cm" svg:height="1.819cm" svg:x="19.234cm" svg:y="12.362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3.242cm" svg:height="2.419cm" draw:transform="rotate (0.0191986217719376) translate (19.178cm 12.425cm)">
          <draw:text-box>
            <text:p text:style-name="P5"><text:span text:style-name="T7"><text:s text:c="2"/></text:span><text:span text:style-name="T7">TEXT</text:span><text:span text:style-name="T6"><text:line-break/></text:span><text:span text:style-name="T6"> <text:s text:c="3"/></text:span><text:span text:style-name="T2"><text:s/>Complete</text:span><text:span text:style-name="T2"><text:line-break/></text:span><text:span text:style-name="T2"> <text:s text:c="3"/>AN List</text:span></text:p>
          </draw:text-box>
        </draw:frame>
        <draw:custom-shape draw:style-name="gr15" draw:text-style-name="P1" draw:layer="layout" svg:width="3.22cm" svg:height="1.82cm" svg:x="19.161cm" svg:y="17.002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3.216cm" svg:height="1.939cm" svg:x="19.161cm" svg:y="17.002cm">
          <draw:text-box>
            <text:p text:style-name="P5"><text:span text:style-name="T7"><text:s text:c="2"/></text:span><text:span text:style-name="T7">TRUMAN</text:span><text:span text:style-name="T6"><text:line-break/></text:span><text:span text:style-name="T6"> <text:s text:c="2"/></text:span><text:span text:style-name="T2"><text:s/>Complete</text:span><text:span text:style-name="T2"><text:line-break/></text:span><text:span text:style-name="T2"> <text:s text:c="3"/>AN List</text:span></text:p>
          </draw:text-box>
        </draw:frame>
        <draw:custom-shape draw:style-name="gr24" draw:text-style-name="P1" draw:layer="layout" svg:width="3.22cm" svg:height="3.048cm" svg:x="23.679cm" svg:y="11.541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056cm" svg:height="1.115cm" svg:x="17.105cm" svg:y="7.477cm">
          <draw:text-box>
            <text:p><text:span text:style-name="T9">Combine</text:span><text:span text:style-name="T9"><text:line-break/></text:span><text:span text:style-name="T9">AN Lists</text:span></text:p>
          </draw:text-box>
        </draw:frame>
        <draw:frame draw:style-name="gr25" draw:text-style-name="P7" draw:layer="layout" svg:width="2.056cm" svg:height="1.115cm" svg:x="17.002cm" svg:y="12.585cm">
          <draw:text-box>
            <text:p><text:span text:style-name="T9">Combine</text:span><text:span text:style-name="T9"><text:line-break/></text:span><text:span text:style-name="T9">AN Lists</text:span></text:p>
          </draw:text-box>
        </draw:frame>
        <draw:frame draw:style-name="gr25" draw:text-style-name="P7" draw:layer="layout" svg:width="2.056cm" svg:height="1.115cm" svg:x="17.105cm" svg:y="7.478cm">
          <draw:text-box>
            <text:p><text:span text:style-name="T9">Combine</text:span><text:span text:style-name="T9"><text:line-break/></text:span><text:span text:style-name="T9">AN Lists</text:span></text:p>
          </draw:text-box>
        </draw:frame>
        <draw:frame draw:style-name="gr25" draw:text-style-name="P7" draw:layer="layout" svg:width="2.056cm" svg:height="1.115cm" svg:x="17.002cm" svg:y="17.383cm">
          <draw:text-box>
            <text:p><text:span text:style-name="T9">Combine</text:span><text:span text:style-name="T9"><text:line-break/></text:span><text:span text:style-name="T9">AN Lists</text:span></text:p>
          </draw:text-box>
        </draw:frame>
        <draw:custom-shape draw:style-name="gr26" draw:text-style-name="P2" draw:layer="layout" svg:width="1.651cm" svg:height="0.381cm" svg:x="5.826cm" svg:y="8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5.826cm" svg:y="13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11.668cm" svg:y="1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11.541cm" svg:y="8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17.256cm" svg:y="1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17.256cm" svg:y="8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11.668cm" svg:y="18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5.826cm" svg:y="1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5.826cm" svg:y="1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651cm" svg:height="0.381cm" svg:x="17.256cm" svg:y="1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2" draw:layer="layout" svg:x1="24.749cm" svg:y1="14.589cm" svg:x2="22.717cm" svg:y2="18.272cm">
          <text:p/>
        </draw:line>
        <draw:line draw:style-name="gr28" draw:text-style-name="P2" draw:layer="layout" svg:x1="24.696cm" svg:y1="14.643cm" svg:x2="22.664cm" svg:y2="18.326cm">
          <text:p/>
        </draw:line>
        <draw:line draw:style-name="gr27" draw:text-style-name="P2" draw:layer="layout" svg:x1="25.003cm" svg:y1="11.541cm" svg:x2="22.971cm" svg:y2="7.858cm">
          <text:p/>
        </draw:line>
        <draw:custom-shape draw:style-name="gr29" draw:text-style-name="P2" draw:layer="layout" svg:width="0.762cm" svg:height="0.381cm" svg:x="22.717cm" svg:y="13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8" draw:layer="layout" svg:width="2.885cm" svg:height="2.132cm" svg:x="23.804cm" svg:y="11.915cm">
          <draw:text-box>
            <text:p><text:span text:style-name="T10">Compiled</text:span><text:span text:style-name="T10"><text:line-break/></text:span><text:span text:style-name="T10">Zyimage</text:span><text:span text:style-name="T10"><text:line-break/></text:span><text:span text:style-name="T10"> AN List</text:span></text:p>
          </draw:text-box>
        </draw:frame>
        <draw:frame draw:style-name="gr31" draw:text-style-name="P10" draw:layer="layout" svg:width="15.327cm" svg:height="1.195cm" svg:x="8.747cm" svg:y="2.397cm">
          <draw:text-box>
            <text:p text:style-name="P9"><text:span text:style-name="T11">Process Diagram for Zimage Project </text:span></text:p>
          </draw:text-box>
        </draw:frame>
        <draw:frame draw:style-name="gr31" draw:text-style-name="P11" draw:layer="layout" svg:width="3.525cm" svg:height="0.725cm" svg:x="22.816cm" svg:y="19.641cm">
          <draw:text-box>
            <text:p><text:span text:style-name="T12">J</text:span><text:span text:style-name="T12">A</text:span><text:span text:style-name="T12">U</text:span><text:span text:style-name="T12"> </text:span><text:span text:style-name="T12">2</text:span><text:span text:style-name="T12">0</text:span><text:span text:style-name="T12">2</text:span><text:span text:style-name="T12">3</text:span><text:span text:style-name="T12">-</text:span><text:span text:style-name="T12">0</text:span><text:span text:style-name="T12">1</text:span><text:span text:style-name="T12">-</text:span><text:span text:style-name="T12">3</text:span><text:span text:style-name="T12">1</text:span></text:p>
          </draw:text-box>
        </draw:frame>
        <draw:frame draw:style-name="gr31" draw:text-style-name="P12" draw:layer="layout" svg:width="12.796cm" svg:height="2.384cm" svg:x="9.89cm" svg:y="3.815cm">
          <draw:text-box>
            <text:p>This diagrams the process flow of compiling<text:line-break/>a list of unique accession numbers from the<text:line-break/>Zimage database </text:p>
          </draw:text-box>
        </draw:frame>
        <draw:line draw:style-name="gr32" draw:text-style-name="P2" draw:layer="layout" svg:x1="5.318cm" svg:y1="6.715cm" svg:x2="5.318cm" svg:y2="5.3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9T09:23:51.719139030</meta:creation-date>
    <dc:date>2023-01-31T09:54:36.015300731</dc:date>
    <meta:editing-duration>PT51M18S</meta:editing-duration>
    <meta:editing-cycles>8</meta:editing-cycles>
    <meta:generator>LibreOffice/7.0.4.2$Linux_X86_64 LibreOffice_project/00$Build-2</meta:generator>
    <meta:document-statistic meta:object-count="61"/>
  </office:meta>
</office:document-meta>
</file>